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ourier New" style:font-name-asian="Courier New" style:font-name-complex="Courier New" fo:font-size="18pt" style:font-size-asian="18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name="T65" style:parent-style-name="DefaultParagraphFont" style:family="text">
      <style:text-properties style:font-name="Courier New" style:font-name-asian="Courier New" style:font-name-complex="Courier New"/>
    </style:style>
    <style:style style:name="T66" style:parent-style-name="DefaultParagraphFont" style:family="text">
      <style:text-properties style:font-name="Courier New" style:font-name-asian="Courier New" style:font-name-complex="Courier New"/>
    </style:style>
    <style:style style:name="T67" style:parent-style-name="DefaultParagraphFont" style:family="text">
      <style:text-properties style:font-name="Courier New" style:font-name-asian="Courier New" style:font-name-complex="Courier New"/>
    </style:style>
    <style:style style:name="T68" style:parent-style-name="DefaultParagraphFont" style:family="text">
      <style:text-properties style:font-name="Courier New" style:font-name-asian="Courier New" style:font-name-complex="Courier New"/>
    </style:style>
    <style:style style:name="T69" style:parent-style-name="DefaultParagraphFont" style:family="text">
      <style:text-properties style:font-name="Courier New" style:font-name-asian="Courier New" style:font-name-complex="Courier New"/>
    </style:style>
    <style:style style:name="T70" style:parent-style-name="DefaultParagraphFont" style:family="text">
      <style:text-properties style:font-name="Courier New" style:font-name-asian="Courier New" style:font-name-complex="Courier New"/>
    </style:style>
    <style:style style:name="T71" style:parent-style-name="DefaultParagraphFont" style:family="text">
      <style:text-properties style:font-name="Courier New" style:font-name-asian="Courier New" style:font-name-complex="Courier New"/>
    </style:style>
    <style:style style:name="T72" style:parent-style-name="DefaultParagraphFont" style:family="text">
      <style:text-properties style:font-name="Courier New" style:font-name-asian="Courier New" style:font-name-complex="Courier New"/>
    </style:style>
    <style:style style:name="T73" style:parent-style-name="DefaultParagraphFont" style:family="text">
      <style:text-properties style:font-name="Courier New" style:font-name-asian="Courier New" style:font-name-complex="Courier New"/>
    </style:style>
    <style:style style:name="T74" style:parent-style-name="DefaultParagraphFont" style:family="text">
      <style:text-properties style:font-name="Courier New" style:font-name-asian="Courier New" style:font-name-complex="Courier New"/>
    </style:style>
    <style:style style:name="T75" style:parent-style-name="DefaultParagraphFont" style:family="text">
      <style:text-properties style:font-name="Courier New" style:font-name-asian="Courier New" style:font-name-complex="Courier New"/>
    </style:style>
    <style:style style:name="T76" style:parent-style-name="DefaultParagraphFont" style:family="text">
      <style:text-properties style:font-name="Courier New" style:font-name-asian="Courier New" style:font-name-complex="Courier New"/>
    </style:style>
    <style:style style:name="T77" style:parent-style-name="DefaultParagraphFont" style:family="text">
      <style:text-properties style:font-name="Courier New" style:font-name-asian="Courier New" style:font-name-complex="Courier New"/>
    </style:style>
    <style:style style:name="T78" style:parent-style-name="DefaultParagraphFont" style:family="text">
      <style:text-properties style:font-name="Courier New" style:font-name-asian="Courier New" style:font-name-complex="Courier New"/>
    </style:style>
    <style:style style:name="T79" style:parent-style-name="DefaultParagraphFont" style:family="text">
      <style:text-properties style:font-name="Courier New" style:font-name-asian="Courier New" style:font-name-complex="Courier New"/>
    </style:style>
    <style:style style:name="T80" style:parent-style-name="DefaultParagraphFont" style:family="text">
      <style:text-properties style:font-name="Courier New" style:font-name-asian="Courier New" style:font-name-complex="Courier New"/>
    </style:style>
    <style:style style:name="T81" style:parent-style-name="DefaultParagraphFont" style:family="text">
      <style:text-properties style:font-name="Courier New" style:font-name-asian="Courier New" style:font-name-complex="Courier New"/>
    </style:style>
    <style:style style:name="T82" style:parent-style-name="DefaultParagraphFont" style:family="text">
      <style:text-properties style:font-name="Courier New" style:font-name-asian="Courier New" style:font-name-complex="Courier New"/>
    </style:style>
    <style:style style:name="T83" style:parent-style-name="DefaultParagraphFont" style:family="text">
      <style:text-properties style:font-name="Courier New" style:font-name-asian="Courier New" style:font-name-complex="Courier New"/>
    </style:style>
    <style:style style:name="T84" style:parent-style-name="DefaultParagraphFont" style:family="text">
      <style:text-properties style:font-name="Courier New" style:font-name-asian="Courier New" style:font-name-complex="Courier New"/>
    </style:style>
    <style:style style:name="T85" style:parent-style-name="DefaultParagraphFont" style:family="text">
      <style:text-properties style:font-name="Courier New" style:font-name-asian="Courier New" style:font-name-complex="Courier New"/>
    </style:style>
    <style:style style:name="T86" style:parent-style-name="DefaultParagraphFont" style:family="text">
      <style:text-properties style:font-name="Courier New" style:font-name-asian="Courier New" style:font-name-complex="Courier New"/>
    </style:style>
    <style:style style:name="T87" style:parent-style-name="DefaultParagraphFont" style:family="text">
      <style:text-properties style:font-name="Courier New" style:font-name-asian="Courier New" style:font-name-complex="Courier New"/>
    </style:style>
    <style:style style:name="T88" style:parent-style-name="DefaultParagraphFont" style:family="text">
      <style:text-properties style:font-name="Courier New" style:font-name-asian="Courier New" style:font-name-complex="Courier New"/>
    </style:style>
    <style:style style:name="T89" style:parent-style-name="DefaultParagraphFont" style:family="text">
      <style:text-properties style:font-name="Courier New" style:font-name-asian="Courier New" style:font-name-complex="Courier New"/>
    </style:style>
    <style:style style:name="T90" style:parent-style-name="DefaultParagraphFont" style:family="text">
      <style:text-properties style:font-name="Courier New" style:font-name-asian="Courier New" style:font-name-complex="Courier New"/>
    </style:style>
    <style:style style:name="T91" style:parent-style-name="DefaultParagraphFont" style:family="text">
      <style:text-properties style:font-name="Courier New" style:font-name-asian="Courier New" style:font-name-complex="Courier New"/>
    </style:style>
    <style:style style:name="T92" style:parent-style-name="DefaultParagraphFont" style:family="text">
      <style:text-properties style:font-name="Courier New" style:font-name-asian="Courier New" style:font-name-complex="Courier New"/>
    </style:style>
    <style:style style:name="T93" style:parent-style-name="DefaultParagraphFont" style:family="text">
      <style:text-properties style:font-name="Courier New" style:font-name-asian="Courier New" style:font-name-complex="Courier New"/>
    </style:style>
    <style:style style:name="T94" style:parent-style-name="DefaultParagraphFont" style:family="text">
      <style:text-properties style:font-name="Courier New" style:font-name-asian="Courier New" style:font-name-complex="Courier New"/>
    </style:style>
    <style:style style:name="T95" style:parent-style-name="DefaultParagraphFont" style:family="text">
      <style:text-properties style:font-name="Courier New" style:font-name-asian="Courier New" style:font-name-complex="Courier New"/>
    </style:style>
    <style:style style:name="T96" style:parent-style-name="DefaultParagraphFont" style:family="text">
      <style:text-properties style:font-name="Courier New" style:font-name-asian="Courier New" style:font-name-complex="Courier New"/>
    </style:style>
    <style:style style:name="T97" style:parent-style-name="DefaultParagraphFont" style:family="text">
      <style:text-properties style:font-name="Courier New" style:font-name-asian="Courier New" style:font-name-complex="Courier New"/>
    </style:style>
    <style:style style:name="T98" style:parent-style-name="DefaultParagraphFont" style:family="text">
      <style:text-properties style:font-name="Courier New" style:font-name-asian="Courier New" style:font-name-complex="Courier New"/>
    </style:style>
    <style:style style:name="T99" style:parent-style-name="DefaultParagraphFont" style:family="text">
      <style:text-properties style:font-name="Courier New" style:font-name-asian="Courier New" style:font-name-complex="Courier New"/>
    </style:style>
    <style:style style:name="T100" style:parent-style-name="DefaultParagraphFont" style:family="text">
      <style:text-properties style:font-name="Courier New" style:font-name-asian="Courier New" style:font-name-complex="Courier New"/>
    </style:style>
    <style:style style:name="T101" style:parent-style-name="DefaultParagraphFont" style:family="text">
      <style:text-properties style:font-name="Courier New" style:font-name-asian="Courier New" style:font-name-complex="Courier New"/>
    </style:style>
    <style:style style:name="T102" style:parent-style-name="DefaultParagraphFont" style:family="text">
      <style:text-properties style:font-name="Courier New" style:font-name-asian="Courier New" style:font-name-complex="Courier New"/>
    </style:style>
    <style:style style:name="T103" style:parent-style-name="DefaultParagraphFont" style:family="text">
      <style:text-properties style:font-name="Courier New" style:font-name-asian="Courier New" style:font-name-complex="Courier New"/>
    </style:style>
    <style:style style:name="T104" style:parent-style-name="DefaultParagraphFont" style:family="text">
      <style:text-properties style:font-name="Courier New" style:font-name-asian="Courier New" style:font-name-complex="Courier New"/>
    </style:style>
    <style:style style:name="T105" style:parent-style-name="DefaultParagraphFont" style:family="text">
      <style:text-properties style:font-name="Courier New" style:font-name-asian="Courier New" style:font-name-complex="Courier New"/>
    </style:style>
    <style:style style:name="T106" style:parent-style-name="DefaultParagraphFont" style:family="text">
      <style:text-properties style:font-name="Courier New" style:font-name-asian="Courier New" style:font-name-complex="Courier New"/>
    </style:style>
    <style:style style:name="T107" style:parent-style-name="DefaultParagraphFont" style:family="text">
      <style:text-properties style:font-name="Courier New" style:font-name-asian="Courier New" style:font-name-complex="Courier New"/>
    </style:style>
    <style:style style:name="T108" style:parent-style-name="DefaultParagraphFont" style:family="text">
      <style:text-properties style:font-name="Courier New" style:font-name-asian="Courier New" style:font-name-complex="Courier New"/>
    </style:style>
    <style:style style:name="T109" style:parent-style-name="DefaultParagraphFont" style:family="text">
      <style:text-properties style:font-name="Courier New" style:font-name-asian="Courier New" style:font-name-complex="Courier New"/>
    </style:style>
    <style:style style:name="T110" style:parent-style-name="DefaultParagraphFont" style:family="text">
      <style:text-properties style:font-name="Courier New" style:font-name-asian="Courier New" style:font-name-complex="Courier New"/>
    </style:style>
    <style:style style:name="T111" style:parent-style-name="DefaultParagraphFont" style:family="text">
      <style:text-properties style:font-name="Courier New" style:font-name-asian="Courier New" style:font-name-complex="Courier New"/>
    </style:style>
    <style:style style:name="T112" style:parent-style-name="DefaultParagraphFont" style:family="text">
      <style:text-properties style:font-name="Courier New" style:font-name-asian="Courier New" style:font-name-complex="Courier New"/>
    </style:style>
    <style:style style:name="T113" style:parent-style-name="DefaultParagraphFont" style:family="text">
      <style:text-properties style:font-name="Courier New" style:font-name-asian="Courier New" style:font-name-complex="Courier New"/>
    </style:style>
    <style:style style:name="T114" style:parent-style-name="DefaultParagraphFont" style:family="text">
      <style:text-properties style:font-name="Courier New" style:font-name-asian="Courier New" style:font-name-complex="Courier New"/>
    </style:style>
    <style:style style:name="T115" style:parent-style-name="DefaultParagraphFont" style:family="text">
      <style:text-properties style:font-name="Courier New" style:font-name-asian="Courier New" style:font-name-complex="Courier New"/>
    </style:style>
    <style:style style:name="T116" style:parent-style-name="DefaultParagraphFont" style:family="text">
      <style:text-properties style:font-name="Courier New" style:font-name-asian="Courier New" style:font-name-complex="Courier New"/>
    </style:style>
    <style:style style:name="T117" style:parent-style-name="DefaultParagraphFont" style:family="text">
      <style:text-properties style:font-name="Courier New" style:font-name-asian="Courier New" style:font-name-complex="Courier New"/>
    </style:style>
    <style:style style:name="T118" style:parent-style-name="DefaultParagraphFont" style:family="text">
      <style:text-properties style:font-name="Courier New" style:font-name-asian="Courier New" style:font-name-complex="Courier New"/>
    </style:style>
    <style:style style:name="T119" style:parent-style-name="DefaultParagraphFont" style:family="text">
      <style:text-properties style:font-name="Courier New" style:font-name-asian="Courier New" style:font-name-complex="Courier New"/>
    </style:style>
    <style:style style:name="T120" style:parent-style-name="DefaultParagraphFont" style:family="text">
      <style:text-properties style:font-name="Courier New" style:font-name-asian="Courier New" style:font-name-complex="Courier New"/>
    </style:style>
    <style:style style:name="T121" style:parent-style-name="DefaultParagraphFont" style:family="text">
      <style:text-properties style:font-name="Courier New" style:font-name-asian="Courier New" style:font-name-complex="Courier New"/>
    </style:style>
    <style:style style:name="T122" style:parent-style-name="DefaultParagraphFont" style:family="text">
      <style:text-properties style:font-name="Courier New" style:font-name-asian="Courier New" style:font-name-complex="Courier New"/>
    </style:style>
    <style:style style:name="T123" style:parent-style-name="DefaultParagraphFont" style:family="text">
      <style:text-properties style:font-name="Courier New" style:font-name-asian="Courier New" style:font-name-complex="Courier New"/>
    </style:style>
    <style:style style:name="T124" style:parent-style-name="DefaultParagraphFont" style:family="text">
      <style:text-properties style:font-name="Courier New" style:font-name-asian="Courier New" style:font-name-complex="Courier New"/>
    </style:style>
    <style:style style:name="T125" style:parent-style-name="DefaultParagraphFont" style:family="text">
      <style:text-properties style:font-name="Courier New" style:font-name-asian="Courier New" style:font-name-complex="Courier New"/>
    </style:style>
    <style:style style:name="T126" style:parent-style-name="DefaultParagraphFont" style:family="text">
      <style:text-properties style:font-name="Courier New" style:font-name-asian="Courier New" style:font-name-complex="Courier New"/>
    </style:style>
    <style:style style:name="T127" style:parent-style-name="DefaultParagraphFont" style:family="text">
      <style:text-properties style:font-name="Courier New" style:font-name-asian="Courier New" style:font-name-complex="Courier New"/>
    </style:style>
    <style:style style:name="T128" style:parent-style-name="DefaultParagraphFont" style:family="text">
      <style:text-properties style:font-name="Courier New" style:font-name-asian="Courier New" style:font-name-complex="Courier New"/>
    </style:style>
    <style:style style:name="T129" style:parent-style-name="DefaultParagraphFont" style:family="text">
      <style:text-properties style:font-name="Courier New" style:font-name-asian="Courier New" style:font-name-complex="Courier New"/>
    </style:style>
    <style:style style:name="T130" style:parent-style-name="DefaultParagraphFont" style:family="text">
      <style:text-properties style:font-name="Courier New" style:font-name-asian="Courier New" style:font-name-complex="Courier New"/>
    </style:style>
    <style:style style:name="T131" style:parent-style-name="DefaultParagraphFont" style:family="text">
      <style:text-properties style:font-name="Courier New" style:font-name-asian="Courier New" style:font-name-complex="Courier New"/>
    </style:style>
    <style:style style:name="T132" style:parent-style-name="DefaultParagraphFont" style:family="text">
      <style:text-properties style:font-name="Courier New" style:font-name-asian="Courier New" style:font-name-complex="Courier New"/>
    </style:style>
    <style:style style:name="T133" style:parent-style-name="DefaultParagraphFont" style:family="text">
      <style:text-properties style:font-name="Courier New" style:font-name-asian="Courier New" style:font-name-complex="Courier New"/>
    </style:style>
    <style:style style:name="T134" style:parent-style-name="DefaultParagraphFont" style:family="text">
      <style:text-properties style:font-name="Courier New" style:font-name-asian="Courier New" style:font-name-complex="Courier New"/>
    </style:style>
    <style:style style:name="T135" style:parent-style-name="DefaultParagraphFont" style:family="text">
      <style:text-properties style:font-name="Courier New" style:font-name-asian="Courier New" style:font-name-complex="Courier New"/>
    </style:style>
    <style:style style:name="T136" style:parent-style-name="DefaultParagraphFont" style:family="text">
      <style:text-properties style:font-name="Courier New" style:font-name-asian="Courier New" style:font-name-complex="Courier New"/>
    </style:style>
    <style:style style:name="T137" style:parent-style-name="DefaultParagraphFont" style:family="text">
      <style:text-properties style:font-name="Courier New" style:font-name-asian="Courier New" style:font-name-complex="Courier New"/>
    </style:style>
    <style:style style:name="T138" style:parent-style-name="DefaultParagraphFont" style:family="text">
      <style:text-properties style:font-name="Courier New" style:font-name-asian="Courier New" style:font-name-complex="Courier New"/>
    </style:style>
    <style:style style:name="T139" style:parent-style-name="DefaultParagraphFont" style:family="text">
      <style:text-properties style:font-name="Courier New" style:font-name-asian="Courier New" style:font-name-complex="Courier New"/>
    </style:style>
    <style:style style:name="T140" style:parent-style-name="DefaultParagraphFont" style:family="text">
      <style:text-properties style:font-name="Courier New" style:font-name-asian="Courier New" style:font-name-complex="Courier New"/>
    </style:style>
    <style:style style:name="T141" style:parent-style-name="DefaultParagraphFont" style:family="text">
      <style:text-properties style:font-name="Courier New" style:font-name-asian="Courier New" style:font-name-complex="Courier New"/>
    </style:style>
    <style:style style:name="T142" style:parent-style-name="DefaultParagraphFont" style:family="text">
      <style:text-properties style:font-name="Courier New" style:font-name-asian="Courier New" style:font-name-complex="Courier New"/>
    </style:style>
    <style:style style:name="T143" style:parent-style-name="DefaultParagraphFont" style:family="text">
      <style:text-properties style:font-name="Courier New" style:font-name-asian="Courier New" style:font-name-complex="Courier New"/>
    </style:style>
    <style:style style:name="T144" style:parent-style-name="DefaultParagraphFont" style:family="text">
      <style:text-properties style:font-name="Courier New" style:font-name-asian="Courier New" style:font-name-complex="Courier New"/>
    </style:style>
    <style:style style:name="T145" style:parent-style-name="DefaultParagraphFont" style:family="text">
      <style:text-properties style:font-name="Courier New" style:font-name-asian="Courier New" style:font-name-complex="Courier New"/>
    </style:style>
    <style:style style:name="T146" style:parent-style-name="DefaultParagraphFont" style:family="text">
      <style:text-properties style:font-name="Courier New" style:font-name-asian="Courier New" style:font-name-complex="Courier New"/>
    </style:style>
    <style:style style:name="T147" style:parent-style-name="DefaultParagraphFont" style:family="text">
      <style:text-properties style:font-name="Courier New" style:font-name-asian="Courier New" style:font-name-complex="Courier New"/>
    </style:style>
    <style:style style:name="T148" style:parent-style-name="DefaultParagraphFont" style:family="text">
      <style:text-properties style:font-name="Courier New" style:font-name-asian="Courier New" style:font-name-complex="Courier New"/>
    </style:style>
    <style:style style:name="T149" style:parent-style-name="DefaultParagraphFont" style:family="text">
      <style:text-properties style:font-name="Courier New" style:font-name-asian="Courier New" style:font-name-complex="Courier New"/>
    </style:style>
    <style:style style:name="T150" style:parent-style-name="DefaultParagraphFont" style:family="text">
      <style:text-properties style:font-name="Courier New" style:font-name-asian="Courier New" style:font-name-complex="Courier New"/>
    </style:style>
    <style:style style:name="T151" style:parent-style-name="DefaultParagraphFont" style:family="text">
      <style:text-properties style:font-name="Courier New" style:font-name-asian="Courier New" style:font-name-complex="Courier New"/>
    </style:style>
    <style:style style:name="T152" style:parent-style-name="DefaultParagraphFont" style:family="text">
      <style:text-properties style:font-name="Courier New" style:font-name-asian="Courier New" style:font-name-complex="Courier New"/>
    </style:style>
    <style:style style:name="T153" style:parent-style-name="DefaultParagraphFont" style:family="text">
      <style:text-properties style:font-name="Courier New" style:font-name-asian="Courier New" style:font-name-complex="Courier New"/>
    </style:style>
    <style:style style:name="T154" style:parent-style-name="DefaultParagraphFont" style:family="text">
      <style:text-properties style:font-name="Courier New" style:font-name-asian="Courier New" style:font-name-complex="Courier New"/>
    </style:style>
    <style:style style:name="T155" style:parent-style-name="DefaultParagraphFont" style:family="text">
      <style:text-properties style:font-name="Courier New" style:font-name-asian="Courier New" style:font-name-complex="Courier New"/>
    </style:style>
    <style:style style:name="T156" style:parent-style-name="DefaultParagraphFont" style:family="text">
      <style:text-properties style:font-name="Courier New" style:font-name-asian="Courier New" style:font-name-complex="Courier New"/>
    </style:style>
    <style:style style:name="T157" style:parent-style-name="DefaultParagraphFont" style:family="text">
      <style:text-properties style:font-name="Courier New" style:font-name-asian="Courier New" style:font-name-complex="Courier New"/>
    </style:style>
    <style:style style:name="T158" style:parent-style-name="DefaultParagraphFont" style:family="text">
      <style:text-properties style:font-name="Courier New" style:font-name-asian="Courier New" style:font-name-complex="Courier New"/>
    </style:style>
    <style:style style:name="T159" style:parent-style-name="DefaultParagraphFont" style:family="text">
      <style:text-properties style:font-name="Courier New" style:font-name-asian="Courier New" style:font-name-complex="Courier New"/>
    </style:style>
    <style:style style:name="T160" style:parent-style-name="DefaultParagraphFont" style:family="text">
      <style:text-properties style:font-name="Courier New" style:font-name-asian="Courier New" style:font-name-complex="Courier New"/>
    </style:style>
    <style:style style:name="T161" style:parent-style-name="DefaultParagraphFont" style:family="text">
      <style:text-properties style:font-name="Courier New" style:font-name-asian="Courier New" style:font-name-complex="Courier New"/>
    </style:style>
    <style:style style:name="T162" style:parent-style-name="DefaultParagraphFont" style:family="text">
      <style:text-properties style:font-name="Courier New" style:font-name-asian="Courier New" style:font-name-complex="Courier New"/>
    </style:style>
    <style:style style:name="T163" style:parent-style-name="DefaultParagraphFont" style:family="text">
      <style:text-properties style:font-name="Courier New" style:font-name-asian="Courier New" style:font-name-complex="Courier New"/>
    </style:style>
    <style:style style:name="T164" style:parent-style-name="DefaultParagraphFont" style:family="text">
      <style:text-properties style:font-name="Courier New" style:font-name-asian="Courier New" style:font-name-complex="Courier New"/>
    </style:style>
    <style:style style:name="T165" style:parent-style-name="DefaultParagraphFont" style:family="text">
      <style:text-properties style:font-name="Courier New" style:font-name-asian="Courier New" style:font-name-complex="Courier New"/>
    </style:style>
    <style:style style:name="T166" style:parent-style-name="DefaultParagraphFont" style:family="text">
      <style:text-properties style:font-name="Courier New" style:font-name-asian="Courier New" style:font-name-complex="Courier New"/>
    </style:style>
    <style:style style:name="T167" style:parent-style-name="DefaultParagraphFont" style:family="text">
      <style:text-properties style:font-name="Courier New" style:font-name-asian="Courier New" style:font-name-complex="Courier New"/>
    </style:style>
    <style:style style:name="T168" style:parent-style-name="DefaultParagraphFont" style:family="text">
      <style:text-properties style:font-name="Courier New" style:font-name-asian="Courier New" style:font-name-complex="Courier New"/>
    </style:style>
    <style:style style:name="T169" style:parent-style-name="DefaultParagraphFont" style:family="text">
      <style:text-properties style:font-name="Courier New" style:font-name-asian="Courier New" style:font-name-complex="Courier New"/>
    </style:style>
    <style:style style:name="T170" style:parent-style-name="DefaultParagraphFont" style:family="text">
      <style:text-properties style:font-name="Courier New" style:font-name-asian="Courier New" style:font-name-complex="Courier New"/>
    </style:style>
    <style:style style:name="T171" style:parent-style-name="DefaultParagraphFont" style:family="text">
      <style:text-properties style:font-name="Courier New" style:font-name-asian="Courier New" style:font-name-complex="Courier New"/>
    </style:style>
    <style:style style:name="T172" style:parent-style-name="DefaultParagraphFont" style:family="text">
      <style:text-properties style:font-name="Courier New" style:font-name-asian="Courier New" style:font-name-complex="Courier New"/>
    </style:style>
    <style:style style:name="T173" style:parent-style-name="DefaultParagraphFont" style:family="text">
      <style:text-properties style:font-name="Courier New" style:font-name-asian="Courier New" style:font-name-complex="Courier New"/>
    </style:style>
    <style:style style:name="T174" style:parent-style-name="DefaultParagraphFont" style:family="text">
      <style:text-properties style:font-name="Courier New" style:font-name-asian="Courier New" style:font-name-complex="Courier New"/>
    </style:style>
    <style:style style:name="T175" style:parent-style-name="DefaultParagraphFont" style:family="text">
      <style:text-properties style:font-name="Courier New" style:font-name-asian="Courier New" style:font-name-complex="Courier New"/>
    </style:style>
    <style:style style:name="T176" style:parent-style-name="DefaultParagraphFont" style:family="text">
      <style:text-properties style:font-name="Courier New" style:font-name-asian="Courier New" style:font-name-complex="Courier New"/>
    </style:style>
    <style:style style:name="T177" style:parent-style-name="DefaultParagraphFont" style:family="text">
      <style:text-properties style:font-name="Courier New" style:font-name-asian="Courier New" style:font-name-complex="Courier New"/>
    </style:style>
    <style:style style:name="T178" style:parent-style-name="DefaultParagraphFont" style:family="text">
      <style:text-properties style:font-name="Courier New" style:font-name-asian="Courier New" style:font-name-complex="Courier New"/>
    </style:style>
    <style:style style:name="T179" style:parent-style-name="DefaultParagraphFont" style:family="text">
      <style:text-properties style:font-name="Courier New" style:font-name-asian="Courier New" style:font-name-complex="Courier New"/>
    </style:style>
    <style:style style:name="T180" style:parent-style-name="DefaultParagraphFont" style:family="text">
      <style:text-properties style:font-name="Courier New" style:font-name-asian="Courier New" style:font-name-complex="Courier New"/>
    </style:style>
    <style:style style:name="T181" style:parent-style-name="DefaultParagraphFont" style:family="text">
      <style:text-properties style:font-name="Courier New" style:font-name-asian="Courier New" style:font-name-complex="Courier New"/>
    </style:style>
    <style:style style:name="T182" style:parent-style-name="DefaultParagraphFont" style:family="text">
      <style:text-properties style:font-name="Courier New" style:font-name-asian="Courier New" style:font-name-complex="Courier New"/>
    </style:style>
    <style:style style:name="T183" style:parent-style-name="DefaultParagraphFont" style:family="text">
      <style:text-properties style:font-name="Courier New" style:font-name-asian="Courier New" style:font-name-complex="Courier New"/>
    </style:style>
    <style:style style:name="T184" style:parent-style-name="DefaultParagraphFont" style:family="text">
      <style:text-properties style:font-name="Courier New" style:font-name-asian="Courier New" style:font-name-complex="Courier New"/>
    </style:style>
    <style:style style:name="T185" style:parent-style-name="DefaultParagraphFont" style:family="text">
      <style:text-properties style:font-name="Courier New" style:font-name-asian="Courier New" style:font-name-complex="Courier New"/>
    </style:style>
    <style:style style:name="T186" style:parent-style-name="DefaultParagraphFont" style:family="text">
      <style:text-properties style:font-name="Courier New" style:font-name-asian="Courier New" style:font-name-complex="Courier New"/>
    </style:style>
    <style:style style:name="T187" style:parent-style-name="DefaultParagraphFont" style:family="text">
      <style:text-properties style:font-name="Courier New" style:font-name-asian="Courier New" style:font-name-complex="Courier New"/>
    </style:style>
    <style:style style:name="T188" style:parent-style-name="DefaultParagraphFont" style:family="text">
      <style:text-properties style:font-name="Courier New" style:font-name-asian="Courier New" style:font-name-complex="Courier New"/>
    </style:style>
    <style:style style:name="T189" style:parent-style-name="DefaultParagraphFont" style:family="text">
      <style:text-properties style:font-name="Courier New" style:font-name-asian="Courier New" style:font-name-complex="Courier New"/>
    </style:style>
    <style:style style:name="T190" style:parent-style-name="DefaultParagraphFont" style:family="text">
      <style:text-properties style:font-name="Courier New" style:font-name-asian="Courier New" style:font-name-complex="Courier New"/>
    </style:style>
    <style:style style:name="T191" style:parent-style-name="DefaultParagraphFont" style:family="text">
      <style:text-properties style:font-name="Courier New" style:font-name-asian="Courier New" style:font-name-complex="Courier New"/>
    </style:style>
    <style:style style:name="T192" style:parent-style-name="DefaultParagraphFont" style:family="text">
      <style:text-properties style:font-name="Courier New" style:font-name-asian="Courier New" style:font-name-complex="Courier New"/>
    </style:style>
    <style:style style:name="T193" style:parent-style-name="DefaultParagraphFont" style:family="text">
      <style:text-properties style:font-name="Courier New" style:font-name-asian="Courier New" style:font-name-complex="Courier New"/>
    </style:style>
    <style:style style:name="T194" style:parent-style-name="DefaultParagraphFont" style:family="text">
      <style:text-properties style:font-name="Courier New" style:font-name-asian="Courier New" style:font-name-complex="Courier New"/>
    </style:style>
    <style:style style:name="T195" style:parent-style-name="DefaultParagraphFont" style:family="text">
      <style:text-properties style:font-name="Courier New" style:font-name-asian="Courier New" style:font-name-complex="Courier New"/>
    </style:style>
    <style:style style:name="T196" style:parent-style-name="DefaultParagraphFont" style:family="text">
      <style:text-properties style:font-name="Courier New" style:font-name-asian="Courier New" style:font-name-complex="Courier New"/>
    </style:style>
    <style:style style:name="T197" style:parent-style-name="DefaultParagraphFont" style:family="text">
      <style:text-properties style:font-name="Courier New" style:font-name-asian="Courier New" style:font-name-complex="Courier New"/>
    </style:style>
    <style:style style:name="T198" style:parent-style-name="DefaultParagraphFont" style:family="text">
      <style:text-properties style:font-name="Courier New" style:font-name-asian="Courier New" style:font-name-complex="Courier New"/>
    </style:style>
    <style:style style:name="T199" style:parent-style-name="DefaultParagraphFont" style:family="text">
      <style:text-properties style:font-name="Courier New" style:font-name-asian="Courier New" style:font-name-complex="Courier New"/>
    </style:style>
    <style:style style:name="T200" style:parent-style-name="DefaultParagraphFont" style:family="text">
      <style:text-properties style:font-name="Courier New" style:font-name-asian="Courier New" style:font-name-complex="Courier New"/>
    </style:style>
    <style:style style:name="T201" style:parent-style-name="DefaultParagraphFont" style:family="text">
      <style:text-properties style:font-name="Courier New" style:font-name-asian="Courier New" style:font-name-complex="Courier New"/>
    </style:style>
    <style:style style:name="T202" style:parent-style-name="DefaultParagraphFont" style:family="text">
      <style:text-properties style:font-name="Courier New" style:font-name-asian="Courier New" style:font-name-complex="Courier New"/>
    </style:style>
    <style:style style:name="T203" style:parent-style-name="DefaultParagraphFont" style:family="text">
      <style:text-properties style:font-name="Courier New" style:font-name-asian="Courier New" style:font-name-complex="Courier New"/>
    </style:style>
    <style:style style:name="T204" style:parent-style-name="DefaultParagraphFont" style:family="text">
      <style:text-properties style:font-name="Courier New" style:font-name-asian="Courier New" style:font-name-complex="Courier New"/>
    </style:style>
    <style:style style:name="T205" style:parent-style-name="DefaultParagraphFont" style:family="text">
      <style:text-properties style:font-name="Courier New" style:font-name-asian="Courier New" style:font-name-complex="Courier New"/>
    </style:style>
    <style:style style:name="T206" style:parent-style-name="DefaultParagraphFont" style:family="text">
      <style:text-properties style:font-name="Courier New" style:font-name-asian="Courier New" style:font-name-complex="Courier New"/>
    </style:style>
    <style:style style:name="T207" style:parent-style-name="DefaultParagraphFont" style:family="text">
      <style:text-properties style:font-name="Courier New" style:font-name-asian="Courier New" style:font-name-complex="Courier New"/>
    </style:style>
    <style:style style:name="T208" style:parent-style-name="DefaultParagraphFont" style:family="text">
      <style:text-properties style:font-name="Courier New" style:font-name-asian="Courier New" style:font-name-complex="Courier New"/>
    </style:style>
    <style:style style:name="T209" style:parent-style-name="DefaultParagraphFont" style:family="text">
      <style:text-properties style:font-name="Courier New" style:font-name-asian="Courier New" style:font-name-complex="Courier New"/>
    </style:style>
    <style:style style:name="T210" style:parent-style-name="DefaultParagraphFont" style:family="text">
      <style:text-properties style:font-name="Courier New" style:font-name-asian="Courier New" style:font-name-complex="Courier New"/>
    </style:style>
    <style:style style:name="T211" style:parent-style-name="DefaultParagraphFont" style:family="text">
      <style:text-properties style:font-name="Courier New" style:font-name-asian="Courier New" style:font-name-complex="Courier New"/>
    </style:style>
    <style:style style:name="T212" style:parent-style-name="DefaultParagraphFont" style:family="text">
      <style:text-properties style:font-name="Courier New" style:font-name-asian="Courier New" style:font-name-complex="Courier New"/>
    </style:style>
    <style:style style:name="T213" style:parent-style-name="DefaultParagraphFont" style:family="text">
      <style:text-properties style:font-name="Courier New" style:font-name-asian="Courier New" style:font-name-complex="Courier New"/>
    </style:style>
    <style:style style:name="T214" style:parent-style-name="DefaultParagraphFont" style:family="text">
      <style:text-properties style:font-name="Courier New" style:font-name-asian="Courier New" style:font-name-complex="Courier New"/>
    </style:style>
    <style:style style:name="T215" style:parent-style-name="DefaultParagraphFont" style:family="text">
      <style:text-properties style:font-name="Courier New" style:font-name-asian="Courier New" style:font-name-complex="Courier New"/>
    </style:style>
    <style:style style:name="T216" style:parent-style-name="DefaultParagraphFont" style:family="text">
      <style:text-properties style:font-name="Courier New" style:font-name-asian="Courier New" style:font-name-complex="Courier New"/>
    </style:style>
    <style:style style:name="T217" style:parent-style-name="DefaultParagraphFont" style:family="text">
      <style:text-properties style:font-name="Courier New" style:font-name-asian="Courier New" style:font-name-complex="Courier New"/>
    </style:style>
    <style:style style:name="T218" style:parent-style-name="DefaultParagraphFont" style:family="text">
      <style:text-properties style:font-name="Courier New" style:font-name-asian="Courier New" style:font-name-complex="Courier New"/>
    </style:style>
    <style:style style:name="T219" style:parent-style-name="DefaultParagraphFont" style:family="text">
      <style:text-properties style:font-name="Courier New" style:font-name-asian="Courier New" style:font-name-complex="Courier New"/>
    </style:style>
    <style:style style:name="T220" style:parent-style-name="DefaultParagraphFont" style:family="text">
      <style:text-properties style:font-name="Courier New" style:font-name-asian="Courier New" style:font-name-complex="Courier New"/>
    </style:style>
    <style:style style:name="T221" style:parent-style-name="DefaultParagraphFont" style:family="text">
      <style:text-properties style:font-name="Courier New" style:font-name-asian="Courier New" style:font-name-complex="Courier New"/>
    </style:style>
    <style:style style:name="T222" style:parent-style-name="DefaultParagraphFont" style:family="text">
      <style:text-properties style:font-name="Courier New" style:font-name-asian="Courier New" style:font-name-complex="Courier New"/>
    </style:style>
    <style:style style:name="T223" style:parent-style-name="DefaultParagraphFont" style:family="text">
      <style:text-properties style:font-name="Courier New" style:font-name-asian="Courier New" style:font-name-complex="Courier New"/>
    </style:style>
    <style:style style:name="T224" style:parent-style-name="DefaultParagraphFont" style:family="text">
      <style:text-properties style:font-name="Courier New" style:font-name-asian="Courier New" style:font-name-complex="Courier New"/>
    </style:style>
    <style:style style:name="T225" style:parent-style-name="DefaultParagraphFont" style:family="text">
      <style:text-properties style:font-name="Courier New" style:font-name-asian="Courier New" style:font-name-complex="Courier New"/>
    </style:style>
    <style:style style:name="T226" style:parent-style-name="DefaultParagraphFont" style:family="text">
      <style:text-properties style:font-name="Courier New" style:font-name-asian="Courier New" style:font-name-complex="Courier New"/>
    </style:style>
    <style:style style:name="T227" style:parent-style-name="DefaultParagraphFont" style:family="text">
      <style:text-properties style:font-name="Courier New" style:font-name-asian="Courier New" style:font-name-complex="Courier New"/>
    </style:style>
    <style:style style:name="T228" style:parent-style-name="DefaultParagraphFont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><text:span text:style-name="T2">Caching Simulation</text:span></text:p>
      <text:p text:style-name="Normal"/>
      <text:p text:style-name="Normal"><text:span text:style-name="T3">#include &lt;bits/stdc++.h&gt;</text:span></text:p>
      <text:p text:style-name="Normal"><text:span text:style-name="T4">#include &lt;windows.h&gt;</text:span></text:p>
      <text:p text:style-name="Normal"><text:span text:style-name="T5">#include &lt;conio.h&gt;</text:span></text:p>
      <text:p text:style-name="Normal"><text:span text:style-name="T6">#define n 8</text:span></text:p>
      <text:p text:style-name="Normal"><text:span text:style-name="T7">#define symbol '_'</text:span></text:p>
      <text:p text:style-name="Normal"><text:span text:style-name="T8">#define WINDOWS 1</text:span></text:p>
      <text:p text:style-name="Normal"/>
      <text:p text:style-name="Normal"><text:span text:style-name="T9">using namespace std;</text:span></text:p>
      <text:p text:style-name="Normal"/>
      <text:p text:style-name="Normal"><text:span text:style-name="T10">void clrscr() {</text:span></text:p>
      <text:p text:style-name="Normal"><text:span text:style-name="T11"><text:s text:c="2"/>#ifdef WINDOWS</text:span></text:p>
      <text:p text:style-name="Normal"><text:span text:style-name="T12"><text:s text:c="2"/>system("cls");</text:span></text:p>
      <text:p text:style-name="Normal"><text:span text:style-name="T13"><text:s text:c="2"/>#endif</text:span></text:p>
      <text:p text:style-name="Normal"><text:span text:style-name="T14"><text:s text:c="2"/>#ifdef LINUX</text:span></text:p>
      <text:p text:style-name="Normal"><text:span text:style-name="T15"><text:s text:c="2"/></text:span><text:span text:style-name="T16">system("clear");</text:span></text:p>
      <text:p text:style-name="Normal"><text:span text:style-name="T17"><text:s text:c="2"/>#endif</text:span></text:p>
      <text:p text:style-name="Normal"><text:span text:style-name="T18">}</text:span></text:p>
      <text:p text:style-name="Normal"/>
      <text:p text:style-name="Normal">// variables</text:p>
      <text:p text:style-name="Normal"><text:span text:style-name="T19">bool flag;</text:span></text:p>
      <text:p text:style-name="Normal"><text:span text:style-name="T20">int no_of_page_ref;</text:span></text:p>
      <text:p text:style-name="Normal"><text:span text:style-name="T21">int *page_ref_array;</text:span></text:p>
      <text:p text:style-name="Normal"><text:span text:style-name="T22">int hit = 0,miss = 0;</text:span></text:p>
      <text:p text:style-name="Normal"><text:span text:style-name="T23">int cache_memory[n+1][n+1];</text:span></text:p>
      <text:p text:style-name="Normal"/>
      <text:p text:style-name="Normal">// functions</text:p>
      <text:p text:style-name="Normal"><text:span text:style-name="T24">void read_cache(){</text:span></text:p>
      <text:p text:style-name="Normal"><text:span text:style-name="T25"><text:s text:c="4"/>ifstream fin;</text:span></text:p>
      <text:p text:style-name="Normal"><text:span text:style-name="T26"><text:s text:c="4"/>fin.open("Cache Memory.txt");</text:span></text:p>
      <text:p text:style-name="Normal"/>
      <text:p text:style-name="Normal"><text:span text:style-name="T27"><text:s text:c="4"/>for(int i=1; i&lt;=n; i++)</text:span></text:p>
      <text:p text:style-name="Normal"><text:span text:style-name="T28"><text:s text:c="4"/>for(int j=1;<text:s/></text:span><text:span text:style-name="T29">j&lt;=n; j++){</text:span></text:p>
      <text:p text:style-name="Normal"/>
      <text:p text:style-name="Normal"><text:span text:style-name="T30"><text:s text:c="4"/>int data;</text:span></text:p>
      <text:p text:style-name="Normal"><text:span text:style-name="T31"><text:s text:c="4"/>fin.read((char*)&amp;data,sizeof(int));</text:span></text:p>
      <text:p text:style-name="Normal"><text:span text:style-name="T32"><text:s text:c="4"/>cache_memory[i][j]=data;</text:span></text:p>
      <text:p text:style-name="Normal"><text:span text:style-name="T33"><text:s text:c="4"/>}</text:span></text:p>
      <text:p text:style-name="Normal"/>
      <text:p text:style-name="Normal"/>
      <text:p text:style-name="Normal"><text:span text:style-name="T34"><text:s text:c="4"/>fin.close();</text:span></text:p>
      <text:p text:style-name="Normal"/>
      <text:p text:style-name="Normal"><text:span text:style-name="T35">}</text:span></text:p>
      <text:p text:style-name="Normal"/>
      <text:p text:style-name="Normal"><text:span text:style-name="T36">void write_cache(){</text:span></text:p>
      <text:p text:style-name="Normal"><text:span text:style-name="T37"><text:s text:c="4"/>ofstream fout;</text:span></text:p>
      <text:p text:style-name="Normal"><text:span text:style-name="T38"><text:s text:c="4"/>fout.open("Cache Memory.txt");</text:span></text:p>
      <text:p text:style-name="Normal"><text:span text:style-name="T39"><text:s text:c="4"/>int data;</text:span></text:p>
      <text:p text:style-name="Normal"><text:span text:style-name="T40"><text:s text:c="4"/>for(int i=1; i&lt;=n; i++){</text:span></text:p>
      <text:p text:style-name="Normal"><text:span text:style-name="T41"><text:s text:c="4"/>for(int j=</text:span><text:span text:style-name="T42">1; j&lt;=n; j++){</text:span></text:p>
      <text:p text:style-name="Normal"><text:span text:style-name="T43"><text:s text:c="4"/>data = cache_memory[i][j];</text:span></text:p>
      <text:p text:style-name="Normal"><text:span text:style-name="T44"><text:s text:c="4"/>fout.write((char*)&amp;data,sizeof(int));</text:span></text:p>
      <text:p text:style-name="Normal"><text:span text:style-name="T45"><text:s text:c="4"/>}</text:span></text:p>
      <text:soft-page-break/>
      <text:p text:style-name="Normal"><text:span text:style-name="T46"><text:s text:c="4"/>}</text:span></text:p>
      <text:p text:style-name="Normal"/>
      <text:p text:style-name="Normal"><text:span text:style-name="T47"><text:s text:c="4"/>fout.close();</text:span></text:p>
      <text:p text:style-name="Normal"><text:span text:style-name="T48">}</text:span></text:p>
      <text:p text:style-name="Normal"/>
      <text:p text:style-name="Normal"><text:span text:style-name="T49">void print_cache(){</text:span></text:p>
      <text:p text:style-name="Normal"><text:span text:style-name="T50"><text:s text:c="8"/>cout&lt;&lt;"Cache Memory:\n";</text:span></text:p>
      <text:p text:style-name="Normal"><text:span text:style-name="T51"><text:s text:c="8"/>for(int i = 1;i&lt;=n;i++)</text:span></text:p>
      <text:p text:style-name="Normal"><text:span text:style-name="T52"><text:s text:c="8"/>{</text:span></text:p>
      <text:p text:style-name="Normal"><text:span text:style-name="T53"><text:s text:c="12"/>for(int j =<text:s/></text:span><text:span text:style-name="T54">1;j&lt;=n;j++ )</text:span></text:p>
      <text:p text:style-name="Normal"><text:span text:style-name="T55"><text:s text:c="12"/>{</text:span></text:p>
      <text:p text:style-name="Normal"><text:span text:style-name="T56"><text:s text:c="12"/></text:span><text:span text:style-name="T57"><text:tab/>if(cache_memory[i][j] == -1)</text:span></text:p>
      <text:p text:style-name="Normal"><text:span text:style-name="T58"><text:s text:c="12"/></text:span><text:span text:style-name="T59"><text:tab/>cout&lt;&lt;setw(5)&lt;&lt;symbol&lt;&lt;" ";</text:span></text:p>
      <text:p text:style-name="Normal"><text:span text:style-name="T60"><text:s text:c="12"/></text:span><text:span text:style-name="T61"><text:tab/>else</text:span></text:p>
      <text:p text:style-name="Normal"><text:span text:style-name="T62"><text:s text:c="16"/>cout&lt;&lt;setw(5)&lt;&lt;cache_memory[i][j]&lt;&lt;" ";</text:span></text:p>
      <text:p text:style-name="Normal"><text:span text:style-name="T63"><text:s text:c="12"/>}</text:span></text:p>
      <text:p text:style-name="Normal"><text:span text:style-name="T64"><text:s text:c="12"/>cout&lt;&lt;endl;</text:span></text:p>
      <text:p text:style-name="Normal"><text:span text:style-name="T65"><text:s text:c="8"/>}</text:span></text:p>
      <text:p text:style-name="Normal"><text:span text:style-name="T66">}</text:span></text:p>
      <text:p text:style-name="Normal"/>
      <text:p text:style-name="Normal"><text:span text:style-name="T67">void read_input(){</text:span></text:p>
      <text:p text:style-name="Normal"><text:span text:style-name="T68">co</text:span><text:span text:style-name="T69">ut&lt;&lt;"How many pages you want?"&lt;&lt;endl;</text:span></text:p>
      <text:p text:style-name="Normal"><text:span text:style-name="T70"><text:s text:c="32"/>//</text:span></text:p>
      <text:p text:style-name="Normal"><text:span text:style-name="T71"><text:s text:c="4"/>cin&gt;&gt;no_of_page_ref;</text:span></text:p>
      <text:p text:style-name="Normal"><text:span text:style-name="T72"><text:s text:c="4"/>if(no_of_page_ref &lt;= 0 ) return;</text:span></text:p>
      <text:p text:style-name="Normal"><text:span text:style-name="T73"><text:s text:c="4"/>page_ref_array = new int[no_of_page_ref];</text:span></text:p>
      <text:p text:style-name="Normal"><text:span text:style-name="T74"><text:s text:c="4"/>cout&lt;&lt;"Enter the page references you want:"&lt;&lt;endl;</text:span></text:p>
      <text:p text:style-name="Normal"/>
      <text:p text:style-name="Normal"/>
      <text:p text:style-name="Normal"><text:span text:style-name="T75"><text:s text:c="4"/>for(int i = 1;</text:span><text:span text:style-name="T76"><text:s/>i &lt;= no_of_page_ref; i++)</text:span></text:p>
      <text:p text:style-name="Normal"><text:span text:style-name="T77"><text:s text:c="4"/>{</text:span></text:p>
      <text:p text:style-name="Normal"><text:span text:style-name="T78"><text:s text:c="8"/>cin&gt;&gt;page_ref_array[i];</text:span></text:p>
      <text:p text:style-name="Normal"><text:span text:style-name="T79"><text:s text:c="4"/>}</text:span></text:p>
      <text:p text:style-name="Normal"><text:span text:style-name="T80">}</text:span></text:p>
      <text:p text:style-name="Normal"/>
      <text:p text:style-name="Normal"/>
      <text:p text:style-name="Normal"><text:span text:style-name="T81">void page_referencing(){</text:span></text:p>
      <text:p text:style-name="Normal"><text:span text:style-name="T82"><text:s text:c="4"/>int o = no_of_page_ref;</text:span></text:p>
      <text:p text:style-name="Normal"><text:span text:style-name="T83"><text:s text:c="4"/>int a = 1;</text:span></text:p>
      <text:p text:style-name="Normal"><text:span text:style-name="T84"><text:s text:c="6"/>cout&lt;&lt;"Hit count: "&lt;&lt;hit&lt;&lt;endl;</text:span></text:p>
      <text:p text:style-name="Normal"><text:span text:style-name="T85"><text:s text:c="6"/>cout&lt;&lt;"Miss count: "&lt;&lt;miss&lt;&lt;endl;</text:span></text:p>
      <text:p text:style-name="Normal"><text:span text:style-name="T86"><text:s text:c="4"/>while(o--)</text:span></text:p>
      <text:p text:style-name="Normal"><text:span text:style-name="T87"><text:s text:c="4"/>{</text:span></text:p>
      <text:p text:style-name="Normal"><text:span text:style-name="T88"><text:s text:c="8"/>int temp = page_ref_array[a];</text:span></text:p>
      <text:p text:style-name="Normal"/>
      <text:p text:style-name="Normal"><text:span text:style-name="T89"><text:s text:c="8"/>// cache hit <text:s/>case:</text:span></text:p>
      <text:p text:style-name="Normal"><text:span text:style-name="T90"><text:s text:c="8"/>flag = 0;</text:span></text:p>
      <text:p text:style-name="Normal"><text:span text:style-name="T91"><text:s text:c="8"/>for(int i = 1; i&lt;=n; i++)</text:span></text:p>
      <text:p text:style-name="Normal"><text:span text:style-name="T92"><text:s text:c="8"/>{</text:span></text:p>
      <text:p text:style-name="Normal"><text:span text:style-name="T93"><text:s text:c="12"/>for(int j = 1; j&lt;=n; j++){</text:span></text:p>
      <text:p text:style-name="Normal"><text:span text:style-name="T94"><text:s text:c="16"/>if(cache_memory[i][j] == temp)</text:span></text:p>
      <text:p text:style-name="Normal"><text:span text:style-name="T95"><text:s text:c="16"/>{</text:span></text:p>
      <text:p text:style-name="Normal"><text:span text:style-name="T96"><text:s text:c="20"/>cou</text:span><text:span text:style-name="T97">t&lt;&lt;" STATUS: cache hit"&lt;&lt;endl;</text:span></text:p>
      <text:p text:style-name="Normal"><text:span text:style-name="T98"><text:s text:c="20"/>hit++;</text:span></text:p>
      <text:p text:style-name="Normal"><text:span text:style-name="T99"><text:s text:c="20"/>flag = 1;</text:span></text:p>
      <text:soft-page-break/>
      <text:p text:style-name="Normal"><text:span text:style-name="T100"><text:s text:c="20"/>goto state1;</text:span></text:p>
      <text:p text:style-name="Normal"><text:span text:style-name="T101"><text:s text:c="16"/>}</text:span></text:p>
      <text:p text:style-name="Normal"><text:span text:style-name="T102"><text:s text:c="12"/>}</text:span></text:p>
      <text:p text:style-name="Normal"><text:span text:style-name="T103"><text:s text:c="8"/>}</text:span></text:p>
      <text:p text:style-name="Normal"/>
      <text:p text:style-name="Normal"><text:span text:style-name="T104"><text:s text:c="8"/>state1:</text:span></text:p>
      <text:p text:style-name="Normal"><text:span text:style-name="T105"><text:s text:c="8"/>if(flag == 1)</text:span></text:p>
      <text:p text:style-name="Normal"><text:span text:style-name="T106"><text:s text:c="8"/>{</text:span></text:p>
      <text:p text:style-name="Normal"><text:span text:style-name="T107"><text:s text:c="12"/>a++;</text:span></text:p>
      <text:p text:style-name="Normal"><text:span text:style-name="T108"><text:s text:c="12"/></text:span><text:span text:style-name="T109">print_cache();</text:span></text:p>
      <text:p text:style-name="Normal"><text:span text:style-name="T110"><text:s text:c="10"/>clrscr();</text:span></text:p>
      <text:p text:style-name="Normal"><text:span text:style-name="T111"><text:s text:c="10"/>cout&lt;&lt;"How many pages you want?"&lt;&lt;endl;</text:span></text:p>
      <text:p text:style-name="Normal"><text:span text:style-name="T112"><text:s text:c="10"/>cout&lt;&lt;no_of_page_ref&lt;&lt;endl;</text:span></text:p>
      <text:p text:style-name="Normal"><text:span text:style-name="T113"><text:s text:c="10"/>cout&lt;&lt;"Enter the page references you want:"&lt;&lt;endl;</text:span></text:p>
      <text:p text:style-name="Normal"><text:span text:style-name="T114"><text:s text:c="10"/>for(int i =1;i&lt;=no_of_page_ref;i++)</text:span></text:p>
      <text:p text:style-name="Normal"><text:span text:style-name="T115"><text:s/></text:span><text:span text:style-name="T116"><text:s text:c="8"/>{</text:span></text:p>
      <text:p text:style-name="Normal"><text:span text:style-name="T117"><text:s text:c="13"/>cout&lt;&lt;page_ref_array[i]&lt;&lt;" ";</text:span></text:p>
      <text:p text:style-name="Normal"><text:span text:style-name="T118"><text:s text:c="9"/>}</text:span></text:p>
      <text:p text:style-name="Normal"><text:span text:style-name="T119"><text:s text:c="9"/>cout&lt;&lt;endl;</text:span></text:p>
      <text:p text:style-name="Normal"><text:span text:style-name="T120"><text:s text:c="9"/>cout&lt;&lt;"Current hit: "&lt;&lt;hit&lt;&lt;endl;</text:span></text:p>
      <text:p text:style-name="Normal"><text:span text:style-name="T121"><text:s text:c="9"/>cout&lt;&lt;"Current miss: "&lt;&lt;miss&lt;&lt;endl;</text:span></text:p>
      <text:p text:style-name="Normal"><text:span text:style-name="T122"><text:s text:c="12"/>continue;</text:span></text:p>
      <text:p text:style-name="Normal"><text:span text:style-name="T123"><text:s text:c="8"/>}</text:span></text:p>
      <text:p text:style-name="Normal"/>
      <text:p text:style-name="Normal"/>
      <text:p text:style-name="Normal"><text:span text:style-name="T124"><text:s text:c="8"/>// cache miss <text:s/>case:</text:span></text:p>
      <text:p text:style-name="Normal"/>
      <text:p text:style-name="Normal"><text:span text:style-name="T125"><text:s text:c="8"/>// If matri</text:span><text:span text:style-name="T126">x is incompletely filled</text:span></text:p>
      <text:p text:style-name="Normal"><text:span text:style-name="T127"><text:s text:c="8"/>cout&lt;&lt;"STATUS: cache miss "&lt;&lt;endl;</text:span></text:p>
      <text:p text:style-name="Normal"><text:span text:style-name="T128"><text:s text:c="8"/>miss++;</text:span></text:p>
      <text:p text:style-name="Normal"><text:span text:style-name="T129"><text:s text:c="8"/>flag <text:s/>= 0;</text:span></text:p>
      <text:p text:style-name="Normal"><text:span text:style-name="T130"><text:s text:c="8"/>for(int i = 1; i&lt;=n; i++)</text:span></text:p>
      <text:p text:style-name="Normal"><text:span text:style-name="T131"><text:s text:c="8"/>{</text:span></text:p>
      <text:p text:style-name="Normal"><text:span text:style-name="T132"><text:s text:c="12"/>for(int j = 1; j&lt;=n; j++)</text:span></text:p>
      <text:p text:style-name="Normal"><text:span text:style-name="T133"><text:s text:c="12"/>{</text:span></text:p>
      <text:p text:style-name="Normal"><text:span text:style-name="T134"><text:s text:c="16"/>if(cache_memory[i][j] == -1)</text:span></text:p>
      <text:p text:style-name="Normal"><text:span text:style-name="T135"><text:s text:c="16"/>{</text:span></text:p>
      <text:p text:style-name="Normal"><text:span text:style-name="T136"><text:s text:c="20"/>flag = 1;</text:span></text:p>
      <text:p text:style-name="Normal"><text:span text:style-name="T137"><text:s text:c="20"/>cache_memory[i][j] = page_ref_array[a];</text:span></text:p>
      <text:p text:style-name="Normal"><text:span text:style-name="T138"><text:s text:c="20"/>goto state1;</text:span></text:p>
      <text:p text:style-name="Normal"><text:span text:style-name="T139"><text:s text:c="16"/>}</text:span></text:p>
      <text:p text:style-name="Normal"/>
      <text:p text:style-name="Normal"><text:span text:style-name="T140"><text:tab/></text:span><text:span text:style-name="T141"><text:tab/></text:span><text:span text:style-name="T142"><text:tab/>}</text:span></text:p>
      <text:p text:style-name="Normal"><text:span text:style-name="T143"><text:s text:c="8"/>}</text:span></text:p>
      <text:p text:style-name="Normal"/>
      <text:p text:style-name="Normal"><text:span text:style-name="T144"><text:s text:c="8"/>//state2:</text:span></text:p>
      <text:p text:style-name="Normal"><text:span text:style-name="T145"><text:s text:c="8"/>// if matrix is completely filled and we have to repla</text:span><text:span text:style-name="T146">ce</text:span></text:p>
      <text:p text:style-name="Normal"/>
      <text:p text:style-name="Normal"><text:span text:style-name="T147"><text:s text:c="8"/>int index = -1;</text:span></text:p>
      <text:p text:style-name="Normal"><text:span text:style-name="T148"><text:s text:c="8"/>flag= 0;</text:span></text:p>
      <text:p text:style-name="Normal"><text:span text:style-name="T149"><text:s text:c="8"/>int idx_max = INT_MIN; <text:s text:c="25"/>//index of farthest incoming page reference</text:span></text:p>
      <text:p text:style-name="Normal"><text:span text:style-name="T150"><text:s text:c="8"/>pair&lt;int,int&gt; idx_of_cacheMem; <text:s text:c="17"/>//index of cache Memory which is going to be<text:s/></text:span><text:span text:style-name="T151">replaced</text:span></text:p>
      <text:p text:style-name="Normal"/>
      <text:soft-page-break/>
      <text:p text:style-name="Normal"><text:span text:style-name="T152"><text:s text:c="8"/>for(int i =1; i&lt;=n; i++)</text:span></text:p>
      <text:p text:style-name="Normal"><text:span text:style-name="T153"><text:s text:c="8"/>{</text:span></text:p>
      <text:p text:style-name="Normal"><text:span text:style-name="T154"><text:s text:c="12"/>for(int j=1; j&lt;=n ;j++)</text:span></text:p>
      <text:p text:style-name="Normal"><text:span text:style-name="T155"><text:s text:c="12"/>{</text:span></text:p>
      <text:p text:style-name="Normal"><text:span text:style-name="T156"><text:s text:c="16"/>flag= 0;</text:span></text:p>
      <text:p text:style-name="Normal"><text:span text:style-name="T157"><text:s text:c="16"/>int temp = cache_memory[i][j];</text:span></text:p>
      <text:p text:style-name="Normal"/>
      <text:p text:style-name="Normal"><text:span text:style-name="T158"><text:s text:c="16"/>//traversing the page reference array</text:span></text:p>
      <text:p text:style-name="Normal"><text:span text:style-name="T159"><text:s text:c="16"/>for(int k=</text:span><text:span text:style-name="T160">a+1; k&lt;=no_of_page_ref; k++)</text:span></text:p>
      <text:p text:style-name="Normal"><text:span text:style-name="T161"><text:s text:c="16"/>{</text:span></text:p>
      <text:p text:style-name="Normal"><text:span text:style-name="T162"><text:s text:c="20"/>if(temp == page_ref_array[k])</text:span></text:p>
      <text:p text:style-name="Normal"><text:span text:style-name="T163"><text:s text:c="20"/>{</text:span></text:p>
      <text:p text:style-name="Normal"><text:span text:style-name="T164"><text:s text:c="24"/>flag = 1;</text:span></text:p>
      <text:p text:style-name="Normal"><text:span text:style-name="T165"><text:s text:c="24"/>index = k;</text:span></text:p>
      <text:p text:style-name="Normal"><text:span text:style-name="T166"><text:s text:c="24"/>break;</text:span></text:p>
      <text:p text:style-name="Normal"><text:span text:style-name="T167"><text:s text:c="20"/>}</text:span></text:p>
      <text:p text:style-name="Normal"><text:span text:style-name="T168"><text:s text:c="16"/>}</text:span></text:p>
      <text:p text:style-name="Normal"/>
      <text:p text:style-name="Normal"><text:span text:style-name="T169"><text:s text:c="16"/>// If required page will not come in future</text:span></text:p>
      <text:p text:style-name="Normal"><text:span text:style-name="T170"><text:s text:c="16"/>if(flag == 0)</text:span></text:p>
      <text:p text:style-name="Normal"><text:span text:style-name="T171"><text:s text:c="16"/>{</text:span></text:p>
      <text:p text:style-name="Normal"><text:span text:style-name="T172"><text:s text:c="20"/>cache_memory[i][j] = page_ref_array[a];</text:span></text:p>
      <text:p text:style-name="Normal"><text:span text:style-name="T173"><text:s text:c="20"/>goto statement;</text:span></text:p>
      <text:p text:style-name="Normal"><text:span text:style-name="T174"><text:s text:c="11"/></text:span><text:span text:style-name="T175"><text:s text:c="5"/>}</text:span></text:p>
      <text:p text:style-name="Normal"/>
      <text:p text:style-name="Normal"><text:span text:style-name="T176"><text:s text:c="16"/>// find farthest data</text:span></text:p>
      <text:p text:style-name="Normal"><text:span text:style-name="T177"><text:s text:c="16"/>else</text:span></text:p>
      <text:p text:style-name="Normal"><text:span text:style-name="T178"><text:s text:c="16"/>{</text:span></text:p>
      <text:p text:style-name="Normal"><text:span text:style-name="T179"><text:s text:c="20"/>if(index &gt; idx_max )</text:span></text:p>
      <text:p text:style-name="Normal"><text:span text:style-name="T180"><text:s text:c="20"/>{</text:span></text:p>
      <text:p text:style-name="Normal"><text:span text:style-name="T181"><text:s text:c="24"/>idx_max = index;</text:span></text:p>
      <text:p text:style-name="Normal"><text:span text:style-name="T182"><text:s text:c="24"/>idx_of_cacheMem.first = i;</text:span></text:p>
      <text:p text:style-name="Normal"><text:span text:style-name="T183"><text:s text:c="16"/></text:span><text:span text:style-name="T184"><text:s text:c="8"/>idx_of_cacheMem.second = j;</text:span></text:p>
      <text:p text:style-name="Normal"><text:span text:style-name="T185"><text:s text:c="20"/>}</text:span></text:p>
      <text:p text:style-name="Normal"><text:span text:style-name="T186"><text:tab/></text:span><text:span text:style-name="T187"><text:tab/></text:span><text:span text:style-name="T188"><text:tab/></text:span><text:span text:style-name="T189"><text:tab/>}</text:span></text:p>
      <text:p text:style-name="Normal"/>
      <text:p text:style-name="Normal"><text:span text:style-name="T190"><text:s text:c="12"/>}</text:span></text:p>
      <text:p text:style-name="Normal"><text:span text:style-name="T191"><text:s text:c="8"/>}</text:span></text:p>
      <text:p text:style-name="Normal"/>
      <text:p text:style-name="Normal"/>
      <text:p text:style-name="Normal"><text:span text:style-name="T192"><text:s text:c="8"/>// Replacing farthest data</text:span></text:p>
      <text:p text:style-name="Normal"/>
      <text:p text:style-name="Normal"><text:span text:style-name="T193"><text:s text:c="8"/>int x,y;</text:span></text:p>
      <text:p text:style-name="Normal"><text:span text:style-name="T194"><text:s text:c="8"/>x = idx_of_cacheMem.first;</text:span></text:p>
      <text:p text:style-name="Normal"><text:span text:style-name="T195"><text:s text:c="8"/>y = idx_of_cacheMem.second;</text:span></text:p>
      <text:p text:style-name="Normal"><text:span text:style-name="T196"><text:s text:c="8"/></text:span><text:span text:style-name="T197">cache_memory[x][y] = temp;</text:span></text:p>
      <text:p text:style-name="Normal"><text:span text:style-name="T198"><text:s text:c="8"/>statement:</text:span></text:p>
      <text:p text:style-name="Normal"><text:span text:style-name="T199"><text:s text:c="8"/>a++;</text:span></text:p>
      <text:p text:style-name="Normal"/>
      <text:p text:style-name="Normal"><text:span text:style-name="T200"><text:s text:c="8"/>print_cache();</text:span></text:p>
      <text:p text:style-name="Normal"/>
      <text:p text:style-name="Normal"><text:span text:style-name="T201"><text:s text:c="8"/>Sleep(2000);</text:span></text:p>
      <text:p text:style-name="Normal"><text:span text:style-name="T202"><text:s text:c="6"/>clrscr();</text:span></text:p>
      <text:p text:style-name="Normal"><text:span text:style-name="T203"><text:s text:c="6"/>cout&lt;&lt;"How many pages you want?"&lt;&lt;endl;</text:span></text:p>
      <text:p text:style-name="Normal"><text:span text:style-name="T204"><text:s text:c="6"/>cout&lt;&lt;no_of_page_ref&lt;&lt;endl;</text:span></text:p>
      <text:soft-page-break/>
      <text:p text:style-name="Normal"><text:span text:style-name="T205"><text:s text:c="6"/>cout&lt;&lt;"Enter the page references you<text:s/></text:span><text:span text:style-name="T206">want:"&lt;&lt;endl;</text:span></text:p>
      <text:p text:style-name="Normal"><text:span text:style-name="T207"><text:s text:c="6"/>cout&lt;&lt;"*****\n";</text:span></text:p>
      <text:p text:style-name="Normal"><text:span text:style-name="T208"><text:s text:c="9"/>for(int i =0;i&lt;no_of_page_ref;i++)</text:span></text:p>
      <text:p text:style-name="Normal"><text:span text:style-name="T209"><text:s text:c="9"/>{</text:span></text:p>
      <text:p text:style-name="Normal"><text:span text:style-name="T210"><text:s text:c="13"/>cout&lt;&lt;page_ref_array[i]&lt;&lt;" ";</text:span></text:p>
      <text:p text:style-name="Normal"><text:span text:style-name="T211"><text:s text:c="9"/>}</text:span></text:p>
      <text:p text:style-name="Normal"><text:span text:style-name="T212"><text:s text:c="9"/>cout&lt;&lt;endl;</text:span></text:p>
      <text:p text:style-name="Normal"><text:span text:style-name="T213"><text:s text:c="7"/>cout&lt;&lt;"*****\n";</text:span></text:p>
      <text:p text:style-name="Normal"><text:span text:style-name="T214"><text:s text:c="4"/>}</text:span></text:p>
      <text:p text:style-name="Normal"><text:span text:style-name="T215">}</text:span></text:p>
      <text:p text:style-name="Normal"/>
      <text:p text:style-name="Normal"><text:span text:style-name="T216">int main() {</text:span></text:p>
      <text:p text:style-name="Normal"><text:span text:style-name="T217"><text:s text:c="4"/>read_cache();</text:span></text:p>
      <text:p text:style-name="Normal"/>
      <text:p text:style-name="Normal"><text:span text:style-name="T218"><text:s text:c="4"/>do{</text:span></text:p>
      <text:p text:style-name="Normal"><text:span text:style-name="T219"><text:s text:c="4"/></text:span><text:span text:style-name="T220">read_input();</text:span></text:p>
      <text:p text:style-name="Normal"/>
      <text:p text:style-name="Normal"><text:span text:style-name="T221"><text:s text:c="4"/>page_referencing();</text:span></text:p>
      <text:p text:style-name="Normal"><text:span text:style-name="T222"><text:s text:c="4"/>}while(no_of_page_ref &gt; 0);</text:span></text:p>
      <text:p text:style-name="Normal"/>
      <text:p text:style-name="Normal"><text:span text:style-name="T223"><text:s text:c="4"/>write_cache();</text:span></text:p>
      <text:p text:style-name="Normal"/>
      <text:p text:style-name="Normal"><text:span text:style-name="T224"><text:s text:c="3"/>cout&lt;&lt;"Total hit is: "&lt;&lt;hit&lt;&lt;endl;</text:span></text:p>
      <text:p text:style-name="Normal"><text:span text:style-name="T225"><text:s text:c="3"/>cout&lt;&lt;"Total miss is: "&lt;&lt;miss&lt;&lt;endl;</text:span></text:p>
      <text:p text:style-name="Normal"/>
      <text:p text:style-name="Normal"><text:span text:style-name="T226"><text:s/></text:span><text:span text:style-name="T227"><text:s text:c="3"/>return 0;</text:span></text:p>
      <text:p text:style-name="Normal"><text:span text:style-name="T228"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Yash Kumar</meta:initial-creator>
    <dc:creator>Yash Kumar</dc:creator>
    <meta:creation-date>2022-04-11T04:26:00Z</meta:creation-date>
    <dc:date>2022-04-11T04:28:00Z</dc:date>
    <meta:template xlink:href="Normal" xlink:type="simple"/>
    <meta:editing-cycles>3</meta:editing-cycles>
    <meta:editing-duration>PT180S</meta:editing-duration>
    <meta:document-statistic meta:page-count="5" meta:paragraph-count="10" meta:word-count="802" meta:character-count="5365" meta:row-count="38" meta:non-whitespace-character-count="4573"/>
  </office:meta>
</office:document-meta>
</file>